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draw:marker-start-width="0.509cm" draw:marker-end="Arrow" draw:marker-end-width="0.509cm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37cm" svg:height="2.54cm" svg:x="0.889cm" svg:y="1.333cm">
          <text:p text:style-name="P1">Asiak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937cm" svg:height="2.54cm" svg:x="10.16cm" svg:y="1.333cm">
          <text:p text:style-name="P1">Palvel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826cm" svg:y1="2.603cm" svg:x2="10.16cm" svg:y2="2.603cm" draw:start-shape="id1" draw:end-shape="id2" draw:end-glue-point="6" svg:d="M4826 2603h5334" svg:viewBox="0 0 533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5.2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ti Nieminen</meta:initial-creator>
    <meta:creation-date>2015-10-31T20:05:51.210732579</meta:creation-date>
    <dc:date>2015-10-31T20:08:22.160615718</dc:date>
    <dc:creator>Antti Nieminen</dc:creator>
    <meta:editing-duration>P0D</meta:editing-duration>
    <meta:editing-cycles>1</meta:editing-cycles>
    <meta:document-statistic meta:object-count="3"/>
    <meta:generator>LibreOffice/4.2.8.2$Linux_X86_64 LibreOffice_project/420m0$Build-2</meta:generator>
  </office:meta>
</office:document-meta>
</file>